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4"/>
    <style:style style:name="P3" style:family="paragraph" style:parent-style-name="List_20_Paragraph" style:list-style-name="WWNum3"/>
    <style:style style:name="P4" style:family="paragraph" style:parent-style-name="List_20_Paragraph" style:list-style-name="L1">
      <style:text-properties fo:language="mk" fo:country="MK" officeooo:rsid="00016983" officeooo:paragraph-rsid="00016983"/>
    </style:style>
    <style:style style:name="P5" style:family="paragraph" style:parent-style-name="List_20_Paragraph">
      <style:text-properties fo:language="mk" fo:country="MK" officeooo:rsid="00016983" officeooo:paragraph-rsid="00016983"/>
    </style:style>
    <style:style style:name="P6" style:family="paragraph" style:parent-style-name="List_20_Paragraph" style:list-style-name="L2">
      <style:text-properties fo:language="mk" fo:country="MK" officeooo:rsid="00016983" officeooo:paragraph-rsid="00016983"/>
    </style:style>
    <style:style style:name="P7" style:family="paragraph" style:parent-style-name="List_20_Paragraph" style:list-style-name="L2">
      <style:text-properties fo:language="mk" fo:country="MK" officeooo:rsid="0002f799" officeooo:paragraph-rsid="0002f799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mk" fo:country="MK"/>
    </style:style>
    <style:style style:name="T1" style:family="text">
      <style:text-properties fo:language="mk" fo:country="MK"/>
    </style:style>
    <style:style style:name="T2" style:family="text">
      <style:text-properties fo:color="#0d0d0d" loext:opacity="100%" style:font-name-complex="Calibri1" loext:padding="0in" loext:border="none" loext:shadow="none">
        <loext:char-complex-color loext:theme-type="dark1" loext:color-type="theme">
          <loext:transformation loext:type="tint" loext:value="509"/>
        </loext:char-complex-color>
      </style:text-properties>
    </style:style>
    <style:style style:name="T3" style:family="text">
      <style:text-properties fo:color="#0d0d0d" loext:opacity="100%" fo:language="mk" fo:country="MK" style:font-name-complex="Calibri1">
        <loext:char-complex-color loext:theme-type="dark1" loext:color-type="theme">
          <loext:transformation loext:type="tint" loext:value="509"/>
        </loext:char-complex-color>
      </style:text-properties>
    </style:style>
    <style:style style:name="T4" style:family="text">
      <style:text-properties officeooo:rsid="00035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Спесификација на функционални и нефункционални барања</text:span><text:span text:style-name="T1"/></text:p>
      <text:p text:style-name="P9" loext:marker-style-name="T1"/>
      <text:list xml:id="list2725579751" text:style-name="WWNum2">
        <text:list-item>
          <text:p text:style-name="P1" loext:marker-style-name="T1"><text:span text:style-name="T1">Функционални барања</text:span>:</text:p>
        </text:list-item>
      </text:list>
      <text:list xml:id="list397988841" text:style-name="WWNum4">
        <text:list-item>
          <text:p text:style-name="P2" loext:marker-style-name="T1"><text:span text:style-name="T1">Почетна страница</text:span><text:span text:style-name="T1"/></text:p>
        </text:list-item>
      </text:list>
      <text:list xml:id="list2257139134" text:style-name="WWNum3">
        <text:list-item>
          <text:p text:style-name="P3" loext:marker-style-name="T1"><text:span text:style-name="T1">Софтверот ќе прикаже табела со листа на музеи</text:span>;</text:p>
        </text:list-item>
        <text:list-item>
          <text:p text:style-name="P3" loext:marker-style-name="T1"><text:span text:style-name="T1">При кликање на името на музеот, софтверот ќе го упати корисникот кон страница со детали</text:span> <text:span text:style-name="T1">за дадениот музеј</text:span>;</text:p>
        </text:list-item>
      </text:list>
      <text:list xml:id="list220937934393826" text:continue-list="list397988841" text:style-name="WWNum4">
        <text:list-item>
          <text:p text:style-name="P2" loext:marker-style-name="T1"><text:span text:style-name="T1">Детален поглед</text:span><text:span text:style-name="T1"/></text:p>
        </text:list-item>
      </text:list>
      <text:list xml:id="list220937986247370" text:continue-list="list2257139134" text:style-name="WWNum3">
        <text:list-item>
          <text:p text:style-name="P3" loext:marker-style-name="T1"><text:span text:style-name="T1">Во деталниот поглед за еден музеј, ќе се прикажат сите</text:span> <text:span text:style-name="T1">исфилтрирани податоци за дадениот музеј, кои ги има во </text:span>XML<text:span text:style-name="T1"> датотеките од </text:span>OpenStreetMap;</text:p>
        </text:list-item>
        <text:list-item>
          <text:p text:style-name="P3" loext:marker-style-name="T1"><text:span text:style-name="T1">Податоци кои ќе бидат претставени во деталниот поглед се</text:span>: <text:span text:style-name="T1">Име на музеј, град, адреса, </text:span>e-mail<text:span text:style-name="T1">, време на работење, телефонски број и линк кој води до вебсајтот на музејот</text:span>;</text:p>
        </text:list-item>
        <text:list-item>
          <text:p text:style-name="P3" loext:marker-style-name="T1"><text:span text:style-name="T1">Доколку нема податоци за одреден атрибут, податоците не се прикажуваат.</text:span></text:p>
        </text:list-item>
      </text:list>
      <text:list text:style-name="L1">
        <text:list-item>
          <text:list>
            <text:list-item>
              <text:p text:style-name="P4">Корисничка автентикација</text:p>
            </text:list-item>
          </text:list>
        </text:list-item>
      </text:list>
      <text:p text:style-name="P5"><text:tab/>- <text:s text:c="5"/>Оваа веб апликација овозможува корисничка автентикација, така што сите корисници се перзистираат во SQL базата.</text:p>
      <text:list text:style-name="L2">
        <text:list-item>
          <text:list>
            <text:list-item>
              <text:p text:style-name="P6">Омилена музеи/листа</text:p>
              <text:list>
                <text:list-header>
                  <text:p text:style-name="P6">- <text:s text:c="6"/>веб апликацијата нуди функционалност даден корисник да има своја листа од музеи кои што сака да ги посети или пак ги посетил. При клик на копчи<text:span text:style-name="T4">њ</text:span>ата, соодветниот музеј се додава или пак се отстранува од листата, а воедно и во базата</text:p>
                </text:list-header>
              </text:list>
            </text:list-item>
            <text:list-item>
              <text:p text:style-name="P7">Поле за пребарување</text:p>
              <text:list>
                <text:list-header>
                  <text:p text:style-name="P7">- <text:s text:c="6"/>за пребарување на одреден музеј, додадено е и поле за пребарување, така што со испишување на името на соодветен музеј се добива истиот</text:p>
                </text:list-header>
              </text:list>
            </text:list-item>
          </text:list>
        </text:list-item>
      </text:list>
      <text:list text:continue-list="list2725579751" text:style-name="WWNum2">
        <text:list-item>
          <text:p text:style-name="P1" loext:marker-style-name="T1"><text:span text:style-name="T1">Нефункционални барања</text:span>:</text:p>
        </text:list-item>
      </text:list>
      <text:list xml:id="list220936763625495" text:continue-list="list220937934393826" text:style-name="WWNum4">
        <text:list-item>
          <text:p text:style-name="P2" loext:marker-style-name="T1"><text:span text:style-name="T1">База на податоци</text:span><text:span text:style-name="T1"/></text:p>
        </text:list-item>
      </text:list>
      <text:list xml:id="list220937682621599" text:continue-list="list220937986247370" text:style-name="WWNum3">
        <text:list-item>
          <text:p text:style-name="P3" loext:marker-style-name="T1"><text:span text:style-name="T1">Софтверот ја користи </text:span>pipe-and-filter <text:span text:style-name="T1">архитектурата за проток на податоци</text:span>;</text:p>
        </text:list-item>
        <text:list-item>
          <text:p text:style-name="P3" loext:marker-style-name="T3"><text:span text:style-name="T2">Софтверот има кориснича дефинирана функција која што трансформира XML податоци во вариабли за понатомошно искористување на истите. Откога ќе се трансформираат тие се додаваат трајно во базата на податоци.</text:span></text:p>
        </text:list-item>
      </text:list>
      <text:list xml:id="list220936838311100" text:continue-list="list220936763625495" text:style-name="WWNum4">
        <text:list-item>
          <text:p text:style-name="P2" loext:marker-style-name="T1"><text:span text:style-name="T1">Перформанси</text:span><text:span text:style-name="T1"/></text:p>
        </text:list-item>
      </text:list>
      <text:list xml:id="list220936800934930" text:continue-list="list220937682621599" text:style-name="WWNum3">
        <text:list-item>
          <text:p text:style-name="P3" loext:marker-style-name="T1"><text:span text:style-name="T1">Време за иницијализирање на програмата нема да надмине 3 секунди.</text:span><text:span text:style-name="T1"/></text:p>
        </text:list-item>
      </text:list>
      <text:list text:continue-list="list220936838311100" text:style-name="WWNum4">
        <text:list-item>
          <text:p text:style-name="P2"><text:span text:style-name="T1">Употребливост</text:span></text:p>
        </text:list-item>
      </text:list>
      <text:list text:continue-list="list220936800934930" text:style-name="WWNum3">
        <text:list-item>
          <text:p text:style-name="P3"><text:span text:style-name="T1">Софтверот е лесен за користење, односно со еден клик, корисникот може да дојде до многу податоци за еден музеј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alibri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Петар Николов</meta:initial-creator>
    <meta:editing-cycles>18</meta:editing-cycles>
    <meta:creation-date>2023-11-05T16:59:00</meta:creation-date>
    <dc:date>2023-12-23T22:09:36.503000000</dc:date>
    <meta:editing-duration>PT7H50M4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23" meta:word-count="283" meta:character-count="1737" meta:non-whitespace-character-count="1480"/>
    <meta:user-defined meta:name="AppVersion">16.0000</meta:user-defined>
    <meta:template xlink:type="simple" xlink:actuate="onRequest" xlink:title="Normal.dotm" xlink:href=""/>
  </office:meta>
</office:document-meta>
</file>